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3.127cm" style:use-optimal-column-width="false"/>
    </style:style>
    <style:style style:name="co2" style:family="table-column">
      <style:table-column-properties style:column-width="10.79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89cm"/>
    </style:style>
    <style:style style:name="ro4" style:family="table-row">
      <style:table-row-properties style:row-height="3.156cm"/>
    </style:style>
    <style:style style:name="ro5" style:family="table-row">
      <style:table-row-properties style:row-height="1.083cm"/>
    </style:style>
    <style:style style:name="ro6" style:family="table-row">
      <style:table-row-properties style:row-height="1.254cm"/>
    </style:style>
    <style:style style:name="ro7" style:family="table-row">
      <style:table-row-properties style:row-height="1.13cm"/>
    </style:style>
    <style:style style:name="ce1" style:family="table-cell">
      <loext:graphic-properties style:repeat="repeat"/>
      <style:text-properties fo:font-size="18pt"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size="18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399cm" svg:y="0.836cm" presentation:class="title" presentation:user-transformed="true">
          <draw:text-box>
            <text:p>Thesis Proposal</text:p>
          </draw:text-box>
        </draw:frame>
        <draw:frame presentation:style-name="pr2" draw:text-style-name="P2" draw:layer="layout" svg:width="25.199cm" svg:height="12.179cm" svg:x="1.399cm" svg:y="6.858cm" presentation:class="subtitle" presentation:user-transformed="true">
          <draw:text-box>
            <text:p text:style-name="P1">Benchmarking applications using ULFM for fault tolerance.</text:p>
            <text:p text:style-name="P1"/>
            <text:p text:style-name="P1"/>
            <text:p text:style-name="P1">Zachary Parchm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Goal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Add application specific fault tolerance using ULFM to miniature applications</text:p>
                <text:list>
                  <text:list-item>
                    <text:p>Measure the runtime costs of fault tolerance</text:p>
                  </text:list-item>
                  <text:list-item>
                    <text:p>Measure the effect changing the amount of reliability of the fault toleranc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MPI</text:p>
          </draw:text-box>
        </draw:frame>
        <draw:frame presentation:style-name="pr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No current provisions for fault tolerance.</text:p>
              </text:list-item>
              <text:list-item>
                <text:p>(Non-standard)Fault tolerance is added through:</text:p>
                <text:list>
                  <text:list-item>
                    <text:p>Saving partial results explicitly</text:p>
                  </text:list-item>
                  <text:list-item>
                    <text:p>Automated checkpoint/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NAS parallel benchmark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Nasa's benchmarking suite for high performance computing. </text:p>
                <text:list>
                  <text:list-item>
                    <text:p>Distributed memory - MPI</text:p>
                  </text:list-item>
                  <text:list-item>
                    <text:p>Serial</text:p>
                  </text:list-item>
                  <text:list-item>
                    <text:p>Threaded</text:p>
                  </text:list-item>
                </text:list>
              </text:list-item>
              <text:list-item>
                <text:p>Miniature Applications</text:p>
                <text:list>
                  <text:list-item>
                    <text:p>The benchmarks are designed to capture the core computational kernel of real applic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NAS parallel benchmarks</text:p>
          </draw:text-box>
        </draw:frame>
        <draw:frame presentation:style-name="pr5" draw:text-style-name="P5" draw:layer="layout" svg:width="25.199cm" svg:height="0.762cm" svg:x="1.269cm" svg:y="19.557cm" presentation:class="outline" presentation:user-transformed="true">
          <draw:text-box>
            <text:list text:style-name="L2">
              <text:list-header>
                <text:p text:style-name="P5"><text:span text:style-name="T1">From: http://www.nas.nasa.gov/publications/npb.html</text:span></text:p>
              </text:list-header>
            </text:list>
          </draw:text-box>
        </draw:frame>
        <draw:frame draw:style-name="standard" draw:layer="layout" svg:width="23.923cm" svg:height="11.591cm" svg:x="1.689cm" svg:y="4.679cm">
          <table:table table:template-name="lightblue">
            <table:table-column table:style-name="co1"/>
            <table:table-column table:style-name="co2"/>
            <table:table-row table:style-name="ro1">
              <table:table-cell table:style-name="ce1">
                <text:p text:style-name="P6">Kernels</text:p>
              </table:table-cell>
              <table:table-cell table:style-name="ce2"/>
            </table:table-row>
            <table:table-row table:style-name="ro2" table:default-cell-style-name="ce2">
              <table:table-cell>
                <text:p text:style-name="P7">IS- Integer Sort, random memory access</text:p>
              </table:table-cell>
              <table:table-cell>
                <text:p text:style-name="P7">EP – Embarrassingly Parallel</text:p>
              </table:table-cell>
            </table:table-row>
            <table:table-row table:style-name="ro3" table:default-cell-style-name="ce2">
              <table:table-cell>
                <text:p text:style-name="P7">CG – Conjugate Gradient, irregular memory access and communication</text:p>
              </table:table-cell>
              <table:table-cell>
                <text:p text:style-name="P7">FT – discrete 3D fast Fourier Transform, all-to-all communication</text:p>
              </table:table-cell>
            </table:table-row>
            <table:table-row table:style-name="ro3" table:default-cell-style-name="ce2">
              <table:table-cell>
                <text:p text:style-name="P7">UA – Unstructured Adaptive mesh, dynamic and irregular memory access</text:p>
              </table:table-cell>
              <table:table-cell>
                <text:p text:style-name="P7">BT-IO – test of different parallel I/O techniques</text:p>
              </table:table-cell>
            </table:table-row>
            <table:table-row table:style-name="ro3" table:default-cell-style-name="ce2">
              <table:table-cell>
                <text:p text:style-name="P7">DC – Data Cube</text:p>
              </table:table-cell>
              <table:table-cell>
                <text:p text:style-name="P7">DT – Data Traffic</text:p>
              </table:table-cell>
            </table:table-row>
            <table:table-row table:style-name="ro4" table:default-cell-style-name="ce2">
              <table:table-cell>
                <text:p text:style-name="P7">MG – Multi-Grid on a sequence of meshes, long and short distance communication, memory intensive.</text:p>
              </table:table-cell>
              <table:table-cell/>
            </table:table-row>
            <table:table-row table:style-name="ro5">
              <table:table-cell table:style-name="ce1">
                <text:p text:style-name="P6">Pseudo applications</text:p>
              </table:table-cell>
              <table:table-cell table:style-name="ce2"/>
            </table:table-row>
            <table:table-row table:style-name="ro6" table:default-cell-style-name="ce2">
              <table:table-cell>
                <text:p text:style-name="P7">BT – Block Tri-diagnal solver</text:p>
              </table:table-cell>
              <table:table-cell>
                <text:p text:style-name="P7">SP – Scalar Penta-diagonal solver</text:p>
              </table:table-cell>
            </table:table-row>
            <table:table-row table:style-name="ro7" table:default-cell-style-name="ce2">
              <table:table-cell>
                <text:p text:style-name="P7">LU – Lower-Upper- Gauss-Seidel solver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ULFM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Extends MPI standard to for programs to be fault tolerant without resorting to non standard means.</text:p>
                <text:list>
                  <text:list-item>
                    <text:p>Detect failed processes.</text:p>
                  </text:list-item>
                  <text:list-item>
                    <text:p>Exclude failed processes from a communic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ULFM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Advantages to this kind of fault tolerance</text:p>
                <text:list>
                  <text:list-item>
                    <text:p>Data files do not necessarily need to be reread.</text:p>
                  </text:list-item>
                  <text:list-item>
                    <text:p>Failures can be handled on a per communicator basis.</text:p>
                  </text:list-item>
                  <text:list-item>
                    <text:p>Some programs do not require a large portion of the memory space to be p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Measurements</text:p>
          </draw:text-box>
        </draw:frame>
        <draw:frame presentation:style-name="pr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What is the cost of an application specific checkpoint?</text:p>
              </text:list-item>
              <text:list-item>
                <text:p>What is the current overhead of the ULFM library detecting a failure?</text:p>
              </text:list-item>
              <text:list-item>
                <text:p>How long does the application take to recov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Expected Challenge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hanging fault tolerant strategies</text:p>
              </text:list-item>
              <text:list-item>
                <text:p>Serializing data to be saved</text:p>
              </text:list-item>
              <text:list-item>
                <text:p>Injecting fail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Current Solution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hanging fault tolerant strategies</text:p>
                <text:list>
                  <text:list-item>
                    <text:p>A library where the strategy for data redundancy is selected at runtime.</text:p>
                  </text:list-item>
                  <text:list-item>
                    <text:p>The interface provides a retrieval interface that does not change based on what data redundancy strategy was us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Current Solution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erializing the data to be saved</text:p>
                <text:list>
                  <text:list-item>
                    <text:p>Currently manually done using a simple dynamic array libr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Current Solution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Injecting failures</text:p>
                <text:list>
                  <text:list-item>
                    <text:p>Fault injection locations are placed into the source code.</text:p>
                  </text:list-item>
                  <text:list-item>
                    <text:p>Distinguished by a label, rank number, and 3 application defined integers</text:p>
                  </text:list-item>
                  <text:list-item>
                    <text:p>Conditions for when the failure will occur is parsed from a configuration script that finishes execution before any timings take plac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6:03:10.413990057</meta:creation-date>
    <dc:date>2016-03-01T04:12:31.568743237</dc:date>
    <meta:editing-duration>P7DT17H4M1S</meta:editing-duration>
    <meta:editing-cycles>6</meta:editing-cycles>
    <meta:generator>LibreOffice/5.0.5.2$Linux_X86_64 LibreOffice_project/00m0$Build-2</meta:generator>
    <meta:document-statistic meta:object-count="70"/>
  </office:meta>
</office:document-meta>
</file>